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Visual Listening</text:title></text:p>
      <text:p text:style-name="OrgTitle"/>
      <text:p text:style-name="OrgSubtitle"><text:initial-creator>Richard Williams</text:initial-creator></text:p>
      <text:p text:style-name="OrgSubtitle"/>
      <text:h text:style-name="Heading_20_1_unnumbered" text:outline-level="1" text:is-list-header="true">
<text:bookmark-start text:name="OrgXref.org7031f0b"/>
<text:bookmark text:name="org7031f0b"/><text:a xlink:type="simple" xlink:href="https://sendagirich.github.io/asuka/vl_lessons.html">Lessons</text:a>
<text:bookmark-end text:name="OrgXref.org7031f0b"/></text:h>
      <text:h text:style-name="Heading_20_1_unnumbered" text:outline-level="1" text:is-list-header="true">
<text:bookmark-start text:name="OrgXref.org3605fe4"/>
<text:bookmark text:name="org3605fe4"/><text:a xlink:type="simple" xlink:href="https://sendagirich.github.io/asuka/vl_sor.html">School of Rock</text:a>
<text:bookmark-end text:name="OrgXref.org3605fe4"/></text:h>
      <text:h text:style-name="Heading_20_1_unnumbered" text:outline-level="1" text:is-list-header="true">
<text:bookmark-start text:name="OrgXref.orge1ef3f5"/>
<text:bookmark text:name="orge1ef3f5"/><text:a xlink:type="simple" xlink:href="https://sendagirich.github.io/asuka/vl_film_review.html">Film review</text:a>
<text:bookmark-end text:name="OrgXref.orge1ef3f5"/></text:h>
      <text:h text:style-name="Heading_20_1_unnumbered" text:outline-level="1" text:is-list-header="true">
<text:bookmark-start text:name="OrgXref.org02c004d"/>
<text:bookmark text:name="org02c004d"/><text:a xlink:type="simple" xlink:href="https://sendagirich.github.io/asuka/vl_film_english.html">Film English</text:a>
<text:bookmark-end text:name="OrgXref.org02c004d"/></text:h>
      <text:h text:style-name="Heading_20_1_unnumbered" text:outline-level="1" text:is-list-header="true">
<text:bookmark-start text:name="OrgXref.orgcc82683"/>
<text:bookmark text:name="orgcc82683"/><text:a xlink:type="simple" xlink:href="https://sendagirich.github.io/asuka/vl_resources.html">Resources</text:a>
<text:bookmark-end text:name="OrgXref.orgcc82683"/></text:h>
      <text:h text:style-name="Heading_20_1_unnumbered" text:outline-level="1" text:is-list-header="true">
<text:bookmark-start text:name="OrgXref.orgfa55c06"/>
<text:bookmark text:name="orgfa55c06"/><text:a xlink:type="simple" xlink:href="https://sendagirich.github.io/asuka/vl_previous_terms.html">Previous terms</text:a>
<text:bookmark-end text:name="OrgXref.orgfa55c06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ichard Williams</dc:creator>
    <meta:initial-creator>Richard Williams</meta:initial-creator>
    <dc:date>2025-01-17T17:26:48</dc:date>
    <meta:creation-date>2025-01-17T17:26:48</meta:creation-date>
    <meta:generator>Emacs 28.2 (Org mode 9.6.24–9.6.24-??-5bdfc02c6)</meta:generator>
    <meta:keyword/>
    <dc:subject/>
    <dc:title>Visual Listening</dc:title>
  </office:meta>
</office:document-meta>
</file>